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007cm" svg:y="2.754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4.507cm" svg:y="2.754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0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2.754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2.754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2.754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2.754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2.75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007cm" svg:y="2.754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9.507cm" svg:y="2.75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2.754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2.754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2.754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2.754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  <draw:custom-shape draw:style-name="gr2" draw:text-style-name="P2" draw:layer="layout" svg:width="1.508cm" svg:height="1.322cm" svg:x="1.5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6.355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6.35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7.5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6.355cm"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0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2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6.355cm"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5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6.507cm" svg:y="6.355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508cm" svg:height="1.322cm" svg:x="18.007cm" svg:y="6.355cm">
          <text:p text:style-name="P2">6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508cm" svg:height="1.322cm" svg:x="19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1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5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7.0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6.355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0.007cm" svg:y="6.355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1.883cm" svg:y="5.3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3.383cm" svg:y="5.3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883cm" svg:y="5.3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283cm" svg:y="5.3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7.783cm" svg:y="5.3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283cm" svg:y="5.3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0.783cm" svg:y="5.3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283cm" svg:y="5.3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3.683cm" svg:y="5.3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183cm" svg:y="5.3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6.583cm" svg:y="5.3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084cm" svg:y="5.3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9.583cm" svg:y="5.3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084cm" svg:y="5.3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2.584cm" svg:y="5.3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083cm" svg:y="5.3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5.584cm" svg:y="5.3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085cm" svg:y="5.3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8.584cm" svg:y="5.3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085cm" svg:y="5.345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6.356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6.356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1.584cm" svg:y="5.3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085cm" svg:y="5.346cm">
          <draw:text-box>
            <text:p><text:span text:style-name="T2">21</text:span></text:p>
          </draw:text-box>
        </draw:frame>
        <draw:connector draw:style-name="gr5" draw:text-style-name="P1" draw:layer="layout" draw:type="curve" svg:x1="18.761cm" svg:y1="7.677cm" svg:x2="20.261cm" svg:y2="7.677cm" draw:start-shape="id1" draw:start-glue-point="2" draw:end-shape="id2" svg:d="M18761 7677c0 751 1500 751 1500 0" svg:viewBox="0 0 15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1:16:06.420661479</dc:date>
    <dc:creator>elucterio </dc:creator>
    <meta:editing-duration>PT44M36S</meta:editing-duration>
    <meta:editing-cycles>19</meta:editing-cycles>
    <meta:generator>LibreOffice/4.2.8.2$Linux_X86_64 LibreOffice_project/420m0$Build-2</meta:generator>
    <meta:document-statistic meta:object-count="89"/>
  </office:meta>
</office:document-meta>
</file>